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09_20-56-49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10-10_01-54-15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0-10_05-16-08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0-10_07-41-2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9" office:value-type="string">
            <text:p>2022-10-10_07-46-57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10-10_11-45-07_000.jpg</text:p>
          </table:table-cell>
          <table:table-cell table:style-name="ce27" office:value-type="string">
            <text:p>:m :guitar #*# / session-memo / p.1:genre=melody,tuning=1A-2G-3Ef-4D,file-piece-musescore=~ \\\ p.1-&lt;2&gt;:genre=melody,tuning=1A-2G-3Ef-4D,file-piece-other=capo:2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guitar #*# / session-memo / p.1:genre=melody,tuning=1A-2G-3Ef-4D,file-piece-musescore=~ \\\ p.1-&lt;2&gt;:genre=melody,tuning=1A-2G-3Ef-4D,file-piece-other=capo:2,musescore=~">
            <text:p>:m :guitar #*# / session-memo / p.1:genre=melody,tuning=1A-2G-3Ef-4D,file-piece-musescore=~ \\\ p.1-&lt;2&gt;:genre=melody,tuning=1A-2G-3Ef-4D,file-piece-other=capo:2,musescore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10-10_19-01-02_000.jpg</text:p>
          </table:table-cell>
          <table:table-cell table:style-name="ce27" office:value-type="string">
            <text:p>:m :篠笛,shinobue #*# / session-memo:session-1 / p.1:genre=melody,file-piece-other=memo:h-1+,musescore=~ \\\ p.2:genre=melody:non-trad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篠笛,shinobue #*# / session-memo:session-1 / p.1:genre=melody,file-piece-other=memo:h-1+,musescore=~ \\\ p.2:genre=melody:non-trad,file-piece-musescore=~">
            <text:p>:m :篠笛,shinobue #*# / session-memo:session-1 / p.1:genre=melody,file-piece-other=memo:h-1+,musescore=~ \\\ p.2:genre=melody:non-trad,file-piece-musescore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1">2022/10/11</text:date>, <text:time>10:15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1T10:15:16.16</dc:date>
    <dc:creator>iwabuchi ken</dc:creator>
    <meta:editing-duration>P49DT17H53M33S</meta:editing-duration>
    <meta:editing-cycles>16218</meta:editing-cycles>
    <meta:document-statistic meta:table-count="2" meta:cell-count="908" meta:object-count="0"/>
    <meta:user-defined meta:name="qrichtext">1</meta:user-defined>
  </office:meta>
</office:document-meta>
</file>